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27cb" officeooo:paragraph-rsid="000b27cb"/>
    </style:style>
    <style:style style:name="P2" style:family="paragraph" style:parent-style-name="Standard">
      <style:text-properties fo:language="ru" fo:country="RU" officeooo:rsid="000b27cb" officeooo:paragraph-rsid="001cdd93"/>
    </style:style>
    <style:style style:name="P3" style:family="paragraph" style:parent-style-name="Standard">
      <style:text-properties fo:language="ru" fo:country="RU" officeooo:rsid="000b27cb" officeooo:paragraph-rsid="001db6e4"/>
    </style:style>
    <style:style style:name="P4" style:family="paragraph" style:parent-style-name="Standard">
      <style:text-properties fo:language="ru" fo:country="RU" officeooo:rsid="000b27cb" officeooo:paragraph-rsid="001fd4c8"/>
    </style:style>
    <style:style style:name="P5" style:family="paragraph" style:parent-style-name="Standard">
      <style:text-properties fo:language="ru" fo:country="RU" officeooo:rsid="000b27cb" officeooo:paragraph-rsid="0026259b"/>
    </style:style>
    <style:style style:name="P6" style:family="paragraph" style:parent-style-name="Standard">
      <style:text-properties fo:language="ru" fo:country="RU" officeooo:rsid="000b27cb" officeooo:paragraph-rsid="002cbd42"/>
    </style:style>
    <style:style style:name="P7" style:family="paragraph" style:parent-style-name="Standard">
      <style:text-properties fo:language="ru" fo:country="RU" officeooo:rsid="000b27cb" officeooo:paragraph-rsid="00336cb1"/>
    </style:style>
    <style:style style:name="P8" style:family="paragraph" style:parent-style-name="Standard">
      <style:text-properties fo:language="ru" fo:country="RU" officeooo:rsid="000b27cb" officeooo:paragraph-rsid="0038ed84"/>
    </style:style>
    <style:style style:name="P9" style:family="paragraph" style:parent-style-name="Standard">
      <style:text-properties fo:language="en" fo:country="US" officeooo:rsid="000b27cb" officeooo:paragraph-rsid="001db6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1d4" style:font-weight-asian="bold" style:font-weight-complex="bold"/>
    </style:style>
    <style:style style:name="T3" style:family="text">
      <style:text-properties fo:font-weight="bold" officeooo:rsid="000fe860" style:font-weight-asian="bold" style:font-weight-complex="bold"/>
    </style:style>
    <style:style style:name="T4" style:family="text">
      <style:text-properties fo:font-weight="bold" officeooo:rsid="0011ca17" style:font-weight-asian="bold" style:font-weight-complex="bold"/>
    </style:style>
    <style:style style:name="T5" style:family="text">
      <style:text-properties fo:font-weight="bold" officeooo:rsid="001e1fc2" style:font-weight-asian="bold" style:font-weight-complex="bold"/>
    </style:style>
    <style:style style:name="T6" style:family="text">
      <style:text-properties fo:font-weight="bold" officeooo:rsid="002497af" style:font-weight-asian="bold" style:font-weight-complex="bold"/>
    </style:style>
    <style:style style:name="T7" style:family="text">
      <style:text-properties fo:font-weight="bold" officeooo:rsid="00336cb1" style:font-weight-asian="bold" style:font-weight-complex="bold"/>
    </style:style>
    <style:style style:name="T8" style:family="text">
      <style:text-properties fo:font-weight="bold" officeooo:rsid="00358d74" style:font-weight-asian="bold" style:font-weight-complex="bold"/>
    </style:style>
    <style:style style:name="T9" style:family="text">
      <style:text-properties fo:font-weight="bold" officeooo:rsid="0038ed8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61d4" style:font-weight-asian="normal" style:font-weight-complex="normal"/>
    </style:style>
    <style:style style:name="T12" style:family="text">
      <style:text-properties fo:font-weight="normal" officeooo:rsid="0011ca17" style:font-weight-asian="normal" style:font-weight-complex="normal"/>
    </style:style>
    <style:style style:name="T13" style:family="text">
      <style:text-properties fo:font-weight="normal" officeooo:rsid="000fe860" style:font-weight-asian="normal" style:font-weight-complex="normal"/>
    </style:style>
    <style:style style:name="T14" style:family="text">
      <style:text-properties fo:font-weight="normal" officeooo:rsid="00140c23" style:font-weight-asian="normal" style:font-weight-complex="normal"/>
    </style:style>
    <style:style style:name="T15" style:family="text">
      <style:text-properties fo:font-weight="normal" officeooo:rsid="00172468" style:font-weight-asian="normal" style:font-weight-complex="normal"/>
    </style:style>
    <style:style style:name="T16" style:family="text">
      <style:text-properties fo:font-weight="normal" officeooo:rsid="001a2d3b" style:font-weight-asian="normal" style:font-weight-complex="normal"/>
    </style:style>
    <style:style style:name="T17" style:family="text">
      <style:text-properties fo:font-weight="normal" officeooo:rsid="001db6e4" style:font-weight-asian="normal" style:font-weight-complex="normal"/>
    </style:style>
    <style:style style:name="T18" style:family="text">
      <style:text-properties fo:font-weight="normal" officeooo:rsid="001e1fc2" style:font-weight-asian="normal" style:font-weight-complex="normal"/>
    </style:style>
    <style:style style:name="T19" style:family="text">
      <style:text-properties fo:font-weight="normal" officeooo:rsid="002497af" style:font-weight-asian="normal" style:font-weight-complex="normal"/>
    </style:style>
    <style:style style:name="T20" style:family="text">
      <style:text-properties fo:font-weight="normal" officeooo:rsid="00281eca" style:font-weight-asian="normal" style:font-weight-complex="normal"/>
    </style:style>
    <style:style style:name="T21" style:family="text">
      <style:text-properties fo:font-weight="normal" officeooo:rsid="00332686" style:font-weight-asian="normal" style:font-weight-complex="normal"/>
    </style:style>
    <style:style style:name="T22" style:family="text">
      <style:text-properties fo:font-weight="normal" officeooo:rsid="00336cb1" style:font-weight-asian="normal" style:font-weight-complex="normal"/>
    </style:style>
    <style:style style:name="T23" style:family="text">
      <style:text-properties fo:font-weight="normal" officeooo:rsid="00358d74" style:font-weight-asian="normal" style:font-weight-complex="normal"/>
    </style:style>
    <style:style style:name="T24" style:family="text">
      <style:text-properties fo:font-weight="normal" officeooo:rsid="0036bb49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30" style:family="text">
      <style:text-properties officeooo:rsid="0011ca17"/>
    </style:style>
    <style:style style:name="T31" style:family="text">
      <style:text-properties fo:language="ru" fo:country="RU" officeooo:rsid="000b27cb"/>
    </style:style>
    <style:style style:name="T32" style:family="text">
      <style:text-properties fo:language="en" fo:country="US" fo:font-weight="normal" officeooo:rsid="00140c23" style:font-weight-asian="normal" style:font-weight-complex="normal"/>
    </style:style>
    <style:style style:name="T33" style:family="text">
      <style:text-properties fo:language="en" fo:country="US" fo:font-weight="normal" officeooo:rsid="001a2d3b" style:font-weight-asian="normal" style:font-weight-complex="normal"/>
    </style:style>
    <style:style style:name="T34" style:family="text">
      <style:text-properties fo:language="en" fo:country="US" fo:font-weight="normal" officeooo:rsid="00332686" style:font-weight-asian="normal" style:font-weight-complex="normal"/>
    </style:style>
    <style:style style:name="T35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6" style:family="text">
      <style:text-properties fo:language="en" fo:country="US" fo:font-weight="bold" officeooo:rsid="001db6e4" style:font-weight-asian="bold" style:font-weight-complex="bold"/>
    </style:style>
    <style:style style:name="T37" style:family="text">
      <style:text-properties fo:language="en" fo:country="US" fo:font-weight="bold" officeooo:rsid="00281eca" style:font-weight-asian="bold" style:font-weight-complex="bold"/>
    </style:style>
    <style:style style:name="T38" style:family="text">
      <style:text-properties fo:language="en" fo:country="US" fo:font-weight="bold" officeooo:rsid="00358d74" style:font-weight-asian="bold" style:font-weight-complex="bold"/>
    </style:style>
    <style:style style:name="T39" style:family="text">
      <style:text-properties fo:language="en" fo:country="US" fo:font-weight="bold" officeooo:rsid="0038ed84" style:font-weight-asian="bold" style:font-weight-complex="bold"/>
    </style:style>
    <style:style style:name="T40" style:family="text">
      <style:text-properties fo:language="en" fo:country="US" officeooo:rsid="0038ed84"/>
    </style:style>
    <style:style style:name="T41" style:family="text">
      <style:text-properties officeooo:rsid="00358d74"/>
    </style:style>
    <style:style style:name="T42" style:family="text">
      <style:text-properties officeooo:rsid="0038ed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. <text:span text:style-name="T1">Замыкание:</text:span></text:p>
      <text:p text:style-name="P1"><text:span text:style-name="T10"><text:tab/>→ </text:span><text:span text:style-name="T25">инкапсуляция</text:span><text:span text:style-name="T10"> (так-как в js нету модификаторов доступа)</text:span></text:p>
      <text:p text:style-name="P1"><text:span text:style-name="T10"><text:tab/>→ </text:span><text:span text:style-name="T15">часть </text:span><text:span text:style-name="T27">функционального программирования</text:span></text:p>
      <text:p text:style-name="P1"><text:span text:style-name="T10"><text:tab/>→ </text:span><text:span text:style-name="T16">(до </text:span><text:span text:style-name="T33">let</text:span><text:span text:style-name="T16">, const можно было обеспечить </text:span><text:span text:style-name="T35">block</text:span><text:span text:style-name="T26"> </text:span><text:span text:style-name="T35">scope</text:span><text:span text:style-name="T16">) </text:span><text:span text:style-name="T26">изолирование приватных переменных</text:span></text:p>
      <text:p text:style-name="P1"><text:span text:style-name="T10"><text:tab/><text:tab/>→ </text:span><text:span text:style-name="T21">за счет инкапсуляции тяжелых объектов в внутри </text:span><text:span text:style-name="T34">block</text:span><text:span text:style-name="T21"> </text:span><text:span text:style-name="T34">scope</text:span><text:span text:style-name="T21"> — можно выиграть в <text:tab/><text:tab/><text:tab/></text:span><text:span text:style-name="T28">утилизации памяти</text:span></text:p>
      <text:p text:style-name="P2"><text:span text:style-name="T10"><text:tab/>→ </text:span><text:span text:style-name="T24">лучшая </text:span><text:span text:style-name="T29">организация кода</text:span><text:span text:style-name="T24"> за счет вынесения логики во внутрь функции</text:span></text:p>
      <text:p text:style-name="P2">#. <text:span text:style-name="T2">Карринг</text:span><text:span text:style-name="T11">:</text:span></text:p>
      <text:p text:style-name="P2"><text:span text:style-name="T10"><text:tab/>→ </text:span></text:p>
      <text:p text:style-name="P2"><text:span text:style-name="T10"><text:tab/>→ </text:span></text:p>
      <text:p text:style-name="P2"><text:span text:style-name="T10"><text:tab/>→ </text:span></text:p>
      <text:p text:style-name="P2">#. <text:span text:style-name="T2">Хойстинг</text:span><text:span text:style-name="T11">:</text:span></text:p>
      <text:p text:style-name="P2"><text:span text:style-name="T10"><text:tab/>→ </text:span></text:p>
      <text:p text:style-name="P2"><text:span text:style-name="T10"><text:tab/>→ </text:span></text:p>
      <text:p text:style-name="P2"><text:span text:style-name="T10"><text:tab/>→ </text:span></text:p>
      <text:p text:style-name="P2">#. <text:span text:style-name="T3">Функции высшего порядка</text:span><text:span text:style-name="T13"> </text:span><text:span text:style-name="T14">(</text:span><text:span text:style-name="T32">high</text:span><text:span text:style-name="T14"> </text:span><text:span text:style-name="T32">order</text:span><text:span text:style-name="T14"> </text:span><text:span text:style-name="T32">function</text:span><text:span text:style-name="T14">)</text:span><text:span text:style-name="T12">:</text:span></text:p>
      <text:p text:style-name="P2"><text:span text:style-name="T10"><text:tab/>→ </text:span></text:p>
      <text:p text:style-name="P2"><text:span text:style-name="T10"><text:tab/>→ </text:span></text:p>
      <text:p text:style-name="P2"><text:span text:style-name="T10"><text:tab/>→ </text:span></text:p>
      <text:p text:style-name="P2">#. <text:span text:style-name="T3">IIFE</text:span><text:span text:style-name="T12">:</text:span></text:p>
      <text:p text:style-name="P2"><text:span text:style-name="T10"><text:tab/>→ </text:span></text:p>
      <text:p text:style-name="P2"><text:span text:style-name="T10"><text:tab/>→ </text:span></text:p>
      <text:p text:style-name="P2"><text:span text:style-name="T10"><text:tab/>→ </text:span></text:p>
      <text:p text:style-name="P2">#. <text:span text:style-name="T4">binding</text:span><text:span text:style-name="T12">:</text:span></text:p>
      <text:p text:style-name="P2"><text:span text:style-name="T10"><text:tab/>→ </text:span></text:p>
      <text:p text:style-name="P2"><text:span text:style-name="T10"><text:tab/>→ </text:span></text:p>
      <text:p text:style-name="P2"><text:span text:style-name="T10"><text:tab/>→ </text:span></text:p>
      <text:p text:style-name="P2">#. <text:span text:style-name="T30">Авто </text:span><text:span text:style-name="T4">binding</text:span><text:span text:style-name="T12"> (ES6):</text:span></text:p>
      <text:p text:style-name="P2"><text:span text:style-name="T10"><text:tab/>→ </text:span></text:p>
      <text:p text:style-name="P2"><text:span text:style-name="T10"><text:tab/>→ </text:span></text:p>
      <text:p text:style-name="P2"><text:span text:style-name="T10"><text:tab/>→ </text:span></text:p>
      <text:p text:style-name="P2">#. <text:span text:style-name="T36">Callbacks</text:span><text:span text:style-name="T17">:</text:span></text:p>
      <text:p text:style-name="P3"><text:span text:style-name="T10"><text:tab/>→ </text:span></text:p>
      <text:p text:style-name="P3"><text:span text:style-name="T10"><text:tab/>→ </text:span></text:p>
      <text:p text:style-name="P3"><text:span text:style-name="T10"><text:tab/>→ </text:span></text:p>
      <text:p text:style-name="P9">#. <text:span text:style-name="T5">Context (this)</text:span><text:span text:style-name="T18">:</text:span></text:p>
      <text:p text:style-name="P4"><text:span text:style-name="T10"><text:tab/>→ </text:span><text:span text:style-name="T37">this</text:span><text:span text:style-name="T20"> — это контекст исполнения функции</text:span></text:p>
      <text:p text:style-name="P6"><text:span text:style-name="T10"><text:tab/>→ </text:span></text:p>
      <text:p text:style-name="P6"><text:span text:style-name="T10"><text:tab/>→ </text:span></text:p>
      <text:p text:style-name="P6"><text:span text:style-name="T10"><text:tab/>→ </text:span></text:p>
      <text:p text:style-name="P6">#. <text:span text:style-name="T6">Функция-конструктор</text:span><text:span text:style-name="T19">:</text:span></text:p>
      <text:p text:style-name="P5"><text:span text:style-name="T10"><text:tab/>→ </text:span></text:p>
      <text:p text:style-name="P5"><text:span text:style-name="T10"><text:tab/>→ </text:span></text:p>
      <text:p text:style-name="P5"><text:span text:style-name="T10"><text:tab/>→ </text:span></text:p>
      <text:p text:style-name="P7">#. <text:s/><text:span text:style-name="T7">Генераторы</text:span><text:span text:style-name="T22">:</text:span></text:p>
      <text:p text:style-name="P7"><text:span text:style-name="T10"><text:tab/>→ </text:span></text:p>
      <text:p text:style-name="P7"><text:span text:style-name="T10"><text:tab/>→ </text:span></text:p>
      <text:p text:style-name="P7"><text:span text:style-name="T10"><text:tab/>→ </text:span></text:p>
      <text:p text:style-name="P7">#. <text:span text:style-name="T38">Promises</text:span><text:span text:style-name="T23">:</text:span></text:p>
      <text:p text:style-name="P8"><text:span text:style-name="T10"><text:tab/>→ </text:span></text:p>
      <text:p text:style-name="P8"><text:span text:style-name="T10"><text:tab/>→ </text:span></text:p>
      <text:p text:style-name="P8"><text:span text:style-name="T10"><text:tab/>→ </text:span></text:p>
      <text:p text:style-name="P8">#. <text:span text:style-name="T39">Pure</text:span><text:span text:style-name="T9"> </text:span><text:span text:style-name="T39">functions</text:span><text:span text:style-name="T42">:</text:span></text:p>
      <text:p text:style-name="P8"><text:span text:style-name="T10"><text:tab/>→ </text:span></text:p>
      <text:p text:style-name="P8"><text:span text:style-name="T10"><text:tab/>→ </text:span></text:p>
      <text:p text:style-name="P8"><text:span text:style-name="T10"><text:tab/>→ </text:span></text:p>
      <text:p text:style-name="P8">#. </text:p>
      <text:p text:style-name="P1"><text:soft-page-break/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  <text:p text:style-name="P1">#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4-30T16:33:31.277260766</dc:date>
    <meta:editing-duration>PT5H28M2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93" meta:word-count="165" meta:character-count="843" meta:non-whitespace-character-count="648"/>
  </office:meta>
</office:document-meta>
</file>